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Blu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Green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Gradient_20_Orang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gradient" draw:fill-gradient-name="Gradient_20_Blu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4c4c4c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color="#4c4c4c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13.97cm" svg:height="10.795cm" svg:x="2.54cm" svg:y="2.54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9.525cm" svg:x="3.175cm" svg:y="3.175cm">
          <text:p text:style-name="P1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3.175cm">
          <text:p text:style-name="P1"><text:span text:style-name="T2">Bootst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10.795cm">
          <text:p text:style-name="P1"><text:span text:style-name="T2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5.715cm">
          <text:p text:style-name="P1"><text:span text:style-name="T2">Framework 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8.255cm">
          <text:p text:style-name="P1"><text:span text:style-name="T2">Common 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3.495cm" svg:height="13.97cm" svg:x="2.54cm" svg:y="3.175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2.225cm" svg:height="3.175cm" svg:x="3.175cm" svg:y="13.335cm">
          <text:p text:style-name="P1"><text:span text:style-name="T1">OSGi 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3.175cm" svg:y="10.795cm">
          <text:p text:style-name="P1">Lo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8.89cm" svg:y="10.795cm">
          <text:p text:style-name="P1">Config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14.605cm" svg:y="10.795cm">
          <text:p text:style-name="P1">Http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3.175cm" svg:y="5.715cm">
          <text:p text:style-name="P1">HotDeplo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3.175cm" svg:y="8.255cm">
          <text:p text:style-name="P1">SAX/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8.89cm" svg:y="8.255cm">
          <text:p text:style-name="P1">JAX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4.605cm" svg:y="8.255cm">
          <text:p text:style-name="P1">JN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20.32cm" svg:y="8.255cm">
          <text:p text:style-name="P1">JM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4.605cm" svg:y="5.715cm">
          <text:p text:style-name="P1">Web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20.32cm" svg:y="5.715cm">
          <text:p text:style-name="P1">Arquill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1.43cm" svg:height="1.195cm" svg:x="7.941cm" svg:y="3.944cm">
          <draw:text-box>
            <text:p text:style-name="P1"><text:span text:style-name="T3">JBoss OSGi Runtime</text:span></text:p>
          </draw:text-box>
        </draw:frame>
        <draw:custom-shape draw:style-name="gr5" draw:text-style-name="P1" draw:layer="layout" svg:width="5.08cm" svg:height="1.905cm" svg:x="20.32cm" svg:y="10.795cm">
          <text:p text:style-name="P1">Web 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8.89cm" svg:y="5.715cm">
          <text:p text:style-name="P1">Blue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4.765cm" svg:height="17.78cm" svg:x="1.27cm" svg:y="1.27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065cm" svg:height="10.795cm" svg:x="12.7cm" svg:y="3.81cm">
          <text:p/>
          <draw:enhanced-geometry svg:viewBox="0 0 21600 21600" draw:path-stretchpoint-x="10800" draw:path-stretchpoint-y="10800" draw:text-areas="?f3 ?f4 ?f5 ?f6" draw:type="round-rectangle" draw:modifiers="1118.642288513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19.05cm" svg:y="12.065cm">
          <text:p text:style-name="P1"><text:span text:style-name="T2">Log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13.335cm" svg:y="12.065cm">
          <text:p text:style-name="P1"><text:span text:style-name="T2">Config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13.335cm" svg:y="9.525cm">
          <text:p text:style-name="P1"><text:span text:style-name="T2">Htt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.27cm" svg:x="2.54cm" svg:y="13.335cm">
          <text:p text:style-name="P1"><text:span text:style-name="T2">Deplo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11.43cm">
          <text:p text:style-name="P1"><text:span text:style-name="T2">J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9.525cm">
          <text:p text:style-name="P1"><text:span text:style-name="T2">JND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7.62cm">
          <text:p text:style-name="P1"><text:span text:style-name="T2">J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86cm" svg:height="3.175cm" svg:x="2.54cm" svg:y="15.24cm">
          <text:p text:style-name="P1"><text:span text:style-name="T2">Micro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1.43cm" svg:height="1.195cm" svg:x="8.255cm" svg:y="1.905cm">
          <draw:text-box>
            <text:p text:style-name="P1"><text:span text:style-name="T3">JBossAS</text:span></text:p>
          </draw:text-box>
        </draw:frame>
        <draw:custom-shape draw:style-name="gr5" draw:text-style-name="P3" draw:layer="layout" svg:width="5.08cm" svg:height="1.905cm" svg:x="19.05cm" svg:y="9.525cm">
          <text:p text:style-name="P1"><text:span text:style-name="T2">Web 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1.905cm" svg:x="19.05cm" svg:y="6.985cm">
          <text:p text:style-name="P1"><text:span text:style-name="T2">Bluepr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7.62cm">
          <text:p text:style-name="P1"><text:span text:style-name="T2">EJ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9.525cm">
          <text:p text:style-name="P1"><text:span text:style-name="T2">J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11.43cm">
          <text:p text:style-name="P1"><text:span text:style-name="T2">J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795cm" svg:height="1.83cm" svg:x="13.335cm" svg:y="4.445cm">
          <draw:text-box>
            <text:p text:style-name="P1"><text:span text:style-name="T3">OSGi</text:span></text:p>
          </draw:text-box>
        </draw:frame>
        <draw:custom-shape draw:style-name="gr3" draw:text-style-name="P3" draw:layer="layout" svg:width="4.445cm" svg:height="1.27cm" svg:x="2.54cm" svg:y="5.715cm">
          <text:p text:style-name="P1"><text:span text:style-name="T2">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5.715cm">
          <text:p text:style-name="P1"><text:span text:style-name="T2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1cm" svg:y="5.715cm">
          <text:p text:style-name="P1"><text:span text:style-name="T2">WS/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3.81cm">
          <text:p text:style-name="P1"><text:span text:style-name="T2">Rules/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3.81cm">
          <text:p text:style-name="P1"><text:span text:style-name="T2">A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2.225cm" svg:height="17.78cm" svg:x="1.27cm" svg:y="1.27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05cm" svg:height="1.27cm" svg:x="17.78cm" svg:y="9.525cm">
          <text:p text:style-name="P1"><text:span text:style-name="T2">Config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45cm" svg:height="1.27cm" svg:x="17.78cm" svg:y="11.43cm">
          <text:p text:style-name="P1"><text:span text:style-name="T2">Htt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9.685cm" svg:height="1.27cm" svg:x="2.54cm" svg:y="13.335cm">
          <text:p text:style-name="P1"><text:span text:style-name="T2">Deplo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11.43cm">
          <text:p text:style-name="P1"><text:span text:style-name="T2">J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9.525cm">
          <text:p text:style-name="P1"><text:span text:style-name="T2">JND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7.62cm">
          <text:p text:style-name="P1"><text:span text:style-name="T2">J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9.685cm" svg:height="3.175cm" svg:x="2.54cm" svg:y="15.24cm">
          <text:p text:style-name="P1"><text:span text:style-name="T2">JBoss 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1.43cm" svg:height="1.195cm" svg:x="6.985cm" svg:y="1.905cm">
          <draw:text-box>
            <text:p text:style-name="P1"><text:span text:style-name="T3">OSGi enabled AS</text:span></text:p>
          </draw:text-box>
        </draw:frame>
        <draw:custom-shape draw:style-name="gr5" draw:text-style-name="P3" draw:layer="layout" svg:width="4.445cm" svg:height="1.27cm" svg:x="12.7cm" svg:y="9.525cm">
          <text:p text:style-name="P1"><text:span text:style-name="T2">Web 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7.62cm">
          <text:p text:style-name="P1"><text:span text:style-name="T2">EJ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9.525cm">
          <text:p text:style-name="P1"><text:span text:style-name="T2">J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11.43cm">
          <text:p text:style-name="P1"><text:span text:style-name="T2">J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5.715cm">
          <text:p text:style-name="P1"><text:span text:style-name="T2">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12.7cm" svg:y="5.715cm">
          <text:p text:style-name="P1"><text:span text:style-name="T2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1cm" svg:y="5.715cm">
          <text:p text:style-name="P1"><text:span text:style-name="T2">WS/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5.715cm">
          <text:p text:style-name="P1"><text:span text:style-name="T2">Rules/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3.81cm">
          <text:p text:style-name="P1"><text:span text:style-name="T2">A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27cm" svg:x="12.7cm" svg:y="11.43cm">
          <text:p text:style-name="P1">Lo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12.7cm" svg:y="7.62cm">
          <text:p text:style-name="P1">SAX/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17.78cm" svg:y="7.62cm">
          <text:p text:style-name="P1">JAX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17.78cm" svg:y="5.715cm">
          <text:p text:style-name="P1">Blue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Blue" draw:display-name="Gradient Blue" draw:style="linear" draw:start-color="#ffffff" draw:end-color="#0093d9" draw:start-intensity="100%" draw:end-intensity="100%" draw:angle="0" draw:border="0%"/>
    <draw:gradient draw:name="Gradient_20_Green" draw:display-name="Gradient Green" draw:style="linear" draw:start-color="#ffffff" draw:end-color="#33cc66" draw:start-intensity="100%" draw:end-intensity="100%" draw:angle="0" draw:border="0%"/>
    <draw:gradient draw:name="Gradient_20_Orange" draw:display-name="Gradient Orange" draw:style="linear" draw:start-color="#ffffff" draw:end-color="#ff8d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</meta:initial-creator>
    <meta:creation-date>2009-06-02T22:49:58</meta:creation-date>
    <meta:editing-duration>PT09H21M05S</meta:editing-duration>
    <meta:editing-cycles>10</meta:editing-cycles>
    <dc:date>2010-09-24T14:18:49</dc:date>
    <meta:generator>OpenOffice.org/3.2$Unix OpenOffice.org_project/320m12$Build-9483</meta:generator>
    <dc:creator>Thomas 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